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 Light" svg:font-family="'Microsoft YaHei Light'" style:font-adornments="Normal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Progress_5f_2-title">
      <style:graphic-properties draw:auto-grow-height="true" fo:min-height="4.466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65cm"/>
      <style:paragraph-properties style:writing-mode="lr-tb"/>
    </style:style>
    <style:style style:name="pr5" style:family="presentation" style:parent-style-name="Standard_20_1-outline1">
      <style:graphic-properties svg:stroke-color="#3465a4" draw:fill-color="#ff4000" fo:min-height="11.9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title">
      <style:graphic-properties draw:auto-grow-height="true" fo:min-height="2.65cm"/>
      <style:paragraph-properties style:writing-mode="lr-tb"/>
    </style:style>
    <style:style style:name="pr8" style:family="presentation" style:parent-style-name="Standard-outline1">
      <style:graphic-properties fo:min-height="11.93cm"/>
      <style:paragraph-properties style:writing-mode="lr-tb"/>
    </style:style>
    <style:style style:name="pr9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225cm" fo:text-align="justify" fo:text-indent="0cm"/>
    </style:style>
    <style:style style:name="P5" style:family="paragraph">
      <loext:graphic-properties draw:fill-color="#ff4000"/>
      <style:text-properties style:font-name="Microsoft YaHei Light" fo:font-size="20pt" fo:font-weight="250" style:font-size-asian="20pt" style:font-size-complex="20pt"/>
    </style:style>
    <style:style style:name="T1" style:family="text">
      <style:text-properties style:font-name="Microsoft YaHei Light" fo:font-size="20pt" fo:font-weight="250" style:font-size-asian="20pt" style:font-size-complex="20pt"/>
    </style:style>
    <style:style style:name="T2" style:family="text">
      <style:text-properties fo:language="fr" fo:country="F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layer="layout" svg:width="25.007cm" svg:height="4.466cm" draw:transform="rotate (0.141371669411541) translate (1.05cm 8.049cm)" presentation:class="title" presentation:user-transformed="true">
          <draw:text-box>
            <text:p>Way Formation</text:p>
          </draw:text-box>
        </draw:frame>
        <draw:frame presentation:style-name="pr2" draw:text-style-name="P2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1"><text:author-name text:fixed="false"> </text:author-name>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Contexte</text:p>
          </draw:text-box>
        </draw:frame>
        <draw:frame presentation:style-name="pr5" draw:text-style-name="P5" draw:layer="layout" svg:width="24.965cm" svg:height="7.304cm" svg:x="1.398cm" svg:y="4.662cm" presentation:class="outline" presentation:user-transformed="true">
          <draw:text-box>
            <text:list text:style-name="L2">
              <text:list-header>
                <text:p><text:span text:style-name="T1">Way formation est une entreprise en développement qui offre des formations (présentielle ou distancielle) quelque soit le domaine : langue, informatique, immobilier…</text:span></text:p>
                <text:p><text:span text:style-name="T1"/></text:p>
                <text:p><text:span text:style-name="T1">J’ai été contacté par son pdg sur LinkedIn, pour plusieurs tâches :</text:span></text:p>
                <text:list>
                  <text:list-item>
                    <text:list>
                      <text:list-item>
                        <text:p><text:span text:style-name="T1">Créer et gérer des comptes Way Formation sur les réseaux sociaux</text:span></text:p>
                      </text:list-item>
                      <text:list-item>
                        <text:p text:style-name="P4"><text:span text:style-name="T1">Mise à jour de son site web : </text:span><text:span text:style-name="T1"><text:a xlink:href="https://wayformation.com/" xlink:type="simple">https://wayformation.com/</text:a></text:span></text:p>
                      </text:list-item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 xml:id="id3" draw:id="id3">
        <office:forms form:automatic-focus="false" form:apply-design-mode="false"/>
        <draw:frame presentation:style-name="pr7" draw:layer="layout" svg:width="25.005cm" svg:height="2.65cm" draw:transform="skewX (-2.80980493648851E-017) rotate (0.142244334037538) translate (0.195cm 1.973cm)" presentation:class="title" presentation:user-transformed="true">
          <draw:text-box>
            <text:p>Les comptes réseaux sociaux</text:p>
          </draw:text-box>
        </draw:frame>
        <draw:frame presentation:style-name="pr8" draw:layer="layout" svg:width="24.639cm" svg:height="9.135cm" svg:x="-0.215cm" svg:y="5.144cm" presentation:class="outline" presentation:user-transformed="true">
          <draw:text-box>
            <text:list text:style-name="L2">
              <text:list-header>
                <text:p>J’ai du créer un logo à l’<text:span text:style-name="T2">effigie du nom et des codes couleurs du site, voici les prototypes que j’ai proposés :</text:span></text:p>
                <text:p><text:span text:style-name="T2"/></text:p>
                <text:p><text:span text:style-name="T2"/></text:p>
                <text:p><text:span text:style-name="T2">Suite à cela j’ai créer les comptes sur instagram et twitter </text:span></text:p>
              </text:list-header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 xml:id="id4" draw:id="id4">
        <office:forms form:automatic-focus="false" form:apply-design-mode="false"/>
        <draw:frame presentation:style-name="pr7" draw:layer="layout" svg:width="25.005cm" svg:height="2.65cm" draw:transform="skewX (-2.80980493648851E-017) rotate (0.142244334037538) translate (0.195cm 1.973cm)" presentation:class="title" presentation:placeholder="true" presentation:user-transformed="true">
          <draw:text-box/>
        </draw:frame>
        <draw:frame presentation:style-name="pr8" draw:layer="layout" svg:width="24.639cm" svg:height="9.135cm" svg:x="1.399cm" svg:y="4.959cm" presentation:class="outline" presentation:placeholder="true" presentation:user-transformed="true">
          <draw:text-box/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5cm" svg:height="11.14cm" svg:x="3.08cm" svg:y="2.26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 Light" svg:font-family="'Microsoft YaHei Light'" style:font-adornments="Normal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loext:color-lum-mod="100%" loext:color-lum-off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loext:color-lum-mod="100%" loext:color-lum-off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loext:color-lum-mod="100%" loext:color-lum-off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Accent_20_1">
      <style:graphic-properties draw:textarea-vertical-align="middle"/>
    </style:style>
    <style:style style:name="Mgr5" style:family="graphic" style:parent-style-name="Accent_20_1">
      <style:graphic-properties draw:textarea-vertical-align="middle" fo:min-height="6.688cm" fo:min-width="25.599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Cliquez pour éditer le format du texte-titre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15T20:51:59.712000000</meta:creation-date>
    <meta:editing-duration>PT47M15S</meta:editing-duration>
    <meta:editing-cycles>5</meta:editing-cycles>
    <meta:generator>LibreOffice/7.4.2.3$Windows_X86_64 LibreOffice_project/382eef1f22670f7f4118c8c2dd222ec7ad009daf</meta:generator>
    <dc:title>Progress</dc:title>
    <dc:date>2023-01-15T21:39:16.415000000</dc:date>
    <meta:document-statistic meta:object-count="85"/>
  </office:meta>
</office:document-meta>
</file>